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Verdana" fo:font-size="8.25pt" fo:letter-spacing="normal" fo:font-style="normal" style:text-underline-style="none" fo:font-weight="normal" officeooo:rsid="00264d2e" officeooo:paragraph-rsid="00060b01" style:font-size-asian="2pt" style:font-size-complex="2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CCCAGTAAAGCTCATGAGGGCGAAACTCCCAAGTTTTGAGCCCAAATGAGTTTTGATGTAGATGTAATCATTCACCACACTCTCATTAATTTCTAAATATCTCATTAAAGCCAATTCGAAACTCAAAACAATGGCATCTTGACTGGCATCAAAAGCTTCATAATCAGATTCCGTGCAGACACCATCAAATCCCTGTTTTGTAACCCACTCATTGAGATCATCGATGTTTTTGCATGAGTGTATGTAGAAATTCTTAGGTAAGGCTTCGTCTAGTTTCTTCTCAATGTACCTCATTGTTGGCGCAAACCGACACAAAACGGCATGATGAAAGCACGCAAGCGTTTGCCCCGCCTTAG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6:03:10.543214763</meta:creation-date>
    <dc:date>2019-03-29T16:03:16.602402159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359" meta:non-whitespace-character-count="359"/>
    <meta:generator>LibreOffice/6.1.4.2$Linux_X86_64 LibreOffice_project/10$Build-2</meta:generator>
  </office:meta>
</office:document-meta>
</file>